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Standard" style:list-style-name="L25"/>
    <style:style style:name="P42" style:family="paragraph" style:parent-style-name="Standard" style:list-style-name="L33"/>
    <style:style style:name="P43" style:family="paragraph" style:parent-style-name="Heading_20_3"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Heading_20_2" style:master-page-name="">
      <style:paragraph-properties style:page-number="auto" fo:break-before="page"/>
    </style:style>
    <style:style style:name="P48"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1.251cm" fo:margin-right="0cm" fo:text-indent="0cm" style:auto-text-indent="false"/>
    </style:style>
    <style:style style:name="P83" style:family="paragraph" style:parent-style-name="Text_20_body" style:list-style-name="L27">
      <style:paragraph-properties fo:margin-left="1.251cm" fo:margin-right="0cm" fo:text-indent="0cm" style:auto-text-indent="false"/>
    </style:style>
    <style:style style:name="P84" style:family="paragraph" style:parent-style-name="Text_20_body" style:list-style-name="L33">
      <style:paragraph-properties fo:margin-left="2.205cm" fo:margin-right="0cm" fo:text-indent="0cm" style:auto-text-indent="false"/>
    </style:style>
    <style:style style:name="P85" style:family="paragraph" style:parent-style-name="Corps_20_de_20_texte.Paragraph" style:list-style-name="L22">
      <style:paragraph-properties fo:margin-left="1.251cm" fo:margin-right="0cm" fo:text-indent="0cm" style:auto-text-indent="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WriteYw7-0.9.5.oxt&#13;&#13;09.03.2020 20:12:0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7-L-0.9.1.oxt&#13;&#13;21.02.2020 21:05:5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tools eExtension : <text:file-name text:display="name">Write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768445948600223593"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7"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821624907885939419" text:style-name="L2">
        <text:list-item>
          <text:p text:style-name="P50">Version 2.1.2 :</text:p>
        </text:list-item>
      </text:list>
      <text:list xml:id="list8374271791487351803" text:style-name="L3">
        <text:list-item>
          <text:list>
            <text:list-item>
              <text:p text:style-name="P51">Localized help : resolved non-functional hyperlink due to API incompatibility introduced by Apache OpenOffice 4.1 (and LibreOffice 4.0).</text:p>
            </text:list-item>
          </text:list>
        </text:list-item>
      </text:list>
      <text:list xml:id="list40344427" text:continue-list="list4821624907885939419" text:style-name="L2">
        <text:list-item>
          <text:p text:style-name="P50">Version 2.1.1 :</text:p>
        </text:list-item>
      </text:list>
      <text:list xml:id="list235729243519048667"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40329836" text:continue-list="list40344427" text:style-name="L2">
        <text:list-item>
          <text:p text:style-name="P50">Version 2.1.0 :</text:p>
        </text:list-item>
      </text:list>
      <text:list xml:id="list7606586753488950813"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40335868" text:continue-list="list40329836" text:style-name="L2">
        <text:list-item>
          <text:p text:style-name="P50">Version 2.0.0 :</text:p>
        </text:list-item>
      </text:list>
      <text:list xml:id="list2133801036716844573"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40353155" text:continue-list="list40335868" text:style-name="L2">
        <text:list-item>
          <text:p text:style-name="P50">Version 1.5.3 :</text:p>
        </text:list-item>
      </text:list>
      <text:list xml:id="list2459234290705116967"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435040785343593745"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Write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664244223915973489"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62017369175639547"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025925630337765500"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967785155169860672" text:style-name="L12">
        <text:list-item text:start-value="1">
          <text:p text:style-name="P6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652188971607536105"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7819198527001049926"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448378145592002444"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718208174710951668"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347001803598981784" text:style-name="L17">
        <text:list-item>
          <text:p text:style-name="P65">Arg1 : <text:span text:style-name="InstructionMacro">String</text:span> : mandatory, type of control used for the button</text:p>
        </text:list-item>
      </text:list>
      <text:list xml:id="list8361875766366204011"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060927961931685038"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365759097209182617"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93158267208350548"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209826455173099377"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877516040712422370"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448022009142135852"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127917476230245038" text:style-name="L25">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869013764998979506"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203962712723396162"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838172171999559412"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607644742316059306"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481833967638959432"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591509850595569192"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093016935727904159"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101803339089715133" text:style-name="L33">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81526290420116793"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Write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WriteYw7 - Write document data back to yWriter 7 project. </text:p>
      <text:p text:style-name="P40"><text:soft-page-break/></text:p>
      <text:p text:style-name="descrLang"><text:bookmark-start text:name="__RefHeading__78156_325084090"/>Description de<text:bookmark-end text:name="__RefHeading__78156_325084090"/></text:p>
      <text:p text:style-name="descrText">WriteYw7 - Dokumentdaten in ein yWriter 7-Projekt zurückschreib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93749075848880136"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58634298626692214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64056212464156009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30122422386727386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34678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100886062207435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54848725041251427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74510425674445687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2</dc:date>
     <text:p>internal</text:p>
     <text:p>Page2</text:p>
     <text:p/>
    </office:annotation>Paragraph styles</text:p>
      <text:p text:style-name="P28"><office:annotation>
     <dc:creator>BM</dc:creator>
     <dc:date>2008-03-13T00:00:00.62</dc:date>
     <text:p>internal</text:p>
     <text:p>Page7</text:p>
     <text:p/>
    </office:annotation>Hyperlinks</text:p>
      <text:p text:style-name="hlp_5f_paragraph"><text:span text:style-name="T14"><office:annotation>
      <dc:creator>BM</dc:creator>
      <dc:date>2008-03-13T00:00:00.62</dc:date>
      <text:p>internal</text:p>
      <text:p>Page3</text:p>
      <text:p/>
     </office:annotation></text:span><text:span text:style-name="T14">Text formatting</text:span></text:p>
      <text:p text:style-name="P28"><office:annotation>
     <dc:creator>BM</dc:creator>
     <dc:date>2008-03-26T00:00:00.6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3</dc:date>
     <text:p>external</text:p>
     <text:p>text/swriter/main0210.xhp</text:p>
     <text:p/>
    </office:annotation><text:span text:style-name="T14">Preview topic</text:span> </text:p>
      <text:p text:style-name="hlp_5f_paragraph">This hyperlink displays <text:s/><office:annotation>
     <dc:creator>BM</dc:creator>
     <dc:date>2008-03-15T00:00:00.6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348303" text:continue-list="list658634298626692214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0352313" text:continue-list="list4034678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4</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64</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64</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40333866" text:continue-list="list4034830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Write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Write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6" meta:character-count="818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WriteYw7", "0.9.5") ' fill with your values
  setExtensionDescription("en, de")
  setDisplayName("en", "WriteYw7 - Write document data back to yWriter 7 project.")
  setDisplayName("de", "WriteYw7 - Dokumentdaten in ein yWriter 7-Projekt zurückschreiben.")
  setTooltip("en, de", "en") ' deprecated ! starting from 3.1,use instead setExtensionDescription
endDescription  


beginAnnexes 
  useLibrary("Basic", "WriteYw7/")
endAnnexes

beginAddonUI

  beginAddonMenu

    beginMenu
      beginTitles
	    setTitle("WriteYw7", "en")
        setTitle("WriteYw7", "de")
      endTitles

      beginMenuItems
   
		beginCommand
            beginTitles("Writer")
		 	    setTitle("Save to yW7", "en")
		        setTitle("In yW7 speichern", "de")
            endTitles
            setURL("Basic", "WriteYw7", "OdtYw", "Main")
			setImage("icons/yWriter")
		endCommand
		
		beginCommand
            beginTitles("Calc")
		 	    setTitle("Save to yW7", "en")
		        setTitle("In yW7 speichern", "de")
            endTitles
            setURL("Basic", "WriteYw7", "OdsYw", "Main")
			setImage("icons/yWriter")
		endCommand
		
	endMenuItems
  endMenu

endAddonMenu

beginOfficeToolbar

    beginTbTitles("Writer")
      setTitle("Save to yW7")
    endTbTitles

		beginButton()
            beginTitles("Writer")
 	   			setTitle("Save to yW7", "en")
		    	setTitle("yW7 speichern", "de")
            endTitles
            setURL("Basic", "WriteYw7", "OdtYw", "Main")
			setImage("icons/yWriter")
		endButton    

endOfficeToolbar

beginOfficeToolbar
		
    beginTbTitles("Calc")
      setTitle("Save to yW7")
    endTbTitles

		beginButton()
            beginTitles("Calc")
 	   			setTitle("Save to yW7", "en")
		    	setTitle("yW7 speichern", "de")
            endTitles
            setURL("Basic", "WriteYw7", "OdsYw",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